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0EF1641FCB1F72D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maranth" svg:font-family="Amaranth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-color="#cfe7f5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title">
      <style:graphic-properties fo:min-height="2.63cm"/>
    </style:style>
    <style:style style:name="pr4" style:family="presentation" style:parent-style-name="Bubbles-subtitle" style:list-style-name="L2">
      <style:graphic-properties draw:fill-color="#ffffff" draw:auto-grow-height="true" fo:min-height="11.793cm"/>
    </style:style>
    <style:style style:name="pr5" style:family="presentation" style:parent-style-name="Bubbles-subtitle" style:list-style-name="L2">
      <style:graphic-properties draw:fill-color="#ffffff" draw:auto-grow-height="true" fo:min-height="11.793cm"/>
    </style:style>
    <style:style style:name="P1" style:family="paragraph">
      <style:text-properties fo:color="#ff3300"/>
    </style:style>
    <style:style style:name="P2" style:family="paragraph">
      <style:text-properties fo:color="#ff3300" style:font-name="Amaranth" fo:font-size="80pt" style:font-size-asian="80pt" style:font-size-complex="80pt"/>
    </style:style>
    <style:style style:name="P3" style:family="paragraph">
      <style:paragraph-properties fo:text-align="end"/>
      <style:text-properties fo:font-size="7.5pt"/>
    </style:style>
    <style:style style:name="P4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5" style:family="paragraph">
      <loext:graphic-properties draw:fill-color="#ffffff"/>
    </style:style>
    <style:style style:name="P6" style:family="paragraph">
      <style:text-properties fo:color="#cc0066"/>
    </style:style>
    <style:style style:name="P7" style:family="paragraph">
      <style:text-properties fo:color="#cc0066" style:font-name="Amaranth" fo:background-color="transparent"/>
    </style:style>
    <style:style style:name="P8" style:family="paragraph">
      <style:paragraph-properties fo:text-align="start"/>
      <style:text-properties fo:font-size="21pt"/>
    </style:style>
    <style:style style:name="P9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-color="#cfe7f5"/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color="#ff3300" style:font-name="Amaranth" fo:font-size="88pt" style:font-size-asian="88pt" style:font-size-complex="88pt"/>
    </style:style>
    <style:style style:name="T2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3" style:family="text">
      <style:text-properties fo:color="#cc0066" style:font-name="Amaranth" fo:font-size="54pt" fo:background-color="transparent" style:font-size-asian="72pt" style:font-size-complex="72pt"/>
    </style:style>
    <style:style style:name="T4" style:family="text">
      <style:text-properties style:font-name="Ubuntu3" fo:font-size="36pt" style:font-size-asian="36pt" style:font-size-complex="36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2" draw:layer="layout" svg:width="25.691cm" svg:height="13.838cm" svg:x="1.085cm" svg:y="1.032cm" presentation:class="title" presentation:user-transformed="true">
          <draw:text-box>
            <text:p text:style-name="P1"><text:span text:style-name="T1">Slide Title</text:span></text:p>
          </draw:text-box>
        </draw:frame>
        <draw:frame draw:style-name="gr1" draw:text-style-name="P4" draw:layer="layout" svg:width="7.53cm" svg:height="0.569cm" svg:x="0.045cm" svg:y="15.241cm">
          <draw:text-box>
            <text:p text:style-name="P3"><text:span text:style-name="T2">Written by Rachel J. Morris, last updated </text:span><text:span text:style-name="T2"><text:date style:data-style-name="D5" text:date-value="2017-03-23">Mar 23, 2017</text:date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office:forms form:automatic-focus="false" form:apply-design-mode="false"/>
        <draw:frame presentation:style-name="pr3" draw:text-style-name="P7" draw:layer="layout" svg:width="25.199cm" svg:height="2.63cm" svg:x="1.4cm" svg:y="0.627cm" presentation:class="title" presentation:user-transformed="true">
          <draw:text-box>
            <text:p text:style-name="P6"><text:span text:style-name="T3">Overview</text:span></text:p>
          </draw:text-box>
        </draw:frame>
        <draw:frame presentation:style-name="pr4" draw:text-style-name="P9" draw:layer="layout" svg:width="12.373cm" svg:height="11.793cm" svg:x="1.263cm" svg:y="3.087cm">
          <draw:text-box>
            <text:list text:style-name="L1">
              <text:list-item>
                <text:p text:style-name="P8"><text:span text:style-name="T4">A</text:span><text:span text:style-name="T4"><text:line-break/></text:span><text:span text:style-name="T4"/></text:p>
              </text:list-item>
              <text:list-item>
                <text:p text:style-name="P8"><text:span text:style-name="T4">B</text:span><text:span text:style-name="T4"><text:line-break/></text:span><text:span text:style-name="T4"/></text:p>
              </text:list-item>
              <text:list-item>
                <text:p text:style-name="P8"><text:span text:style-name="T4">C</text:span><text:span text:style-name="T4"><text:line-break/></text:span><text:span text:style-name="T4"/></text:p>
              </text:list-item>
              <text:list-item>
                <text:p text:style-name="P8"><text:span text:style-name="T4">D</text:span></text:p>
              </text:list-item>
            </text:list>
          </draw:text-box>
        </draw:frame>
        <draw:frame presentation:style-name="pr5" draw:text-style-name="P9" draw:layer="layout" svg:width="12.373cm" svg:height="11.793cm" svg:x="13.996cm" svg:y="3.065cm">
          <draw:text-box>
            <text:list text:style-name="L1">
              <text:list-item>
                <text:p text:style-name="P8"><text:span text:style-name="T4">E</text:span><text:span text:style-name="T4"><text:line-break/></text:span><text:span text:style-name="T4"/></text:p>
              </text:list-item>
              <text:list-item>
                <text:p text:style-name="P8"><text:span text:style-name="T4">F</text:span><text:span text:style-name="T4"><text:line-break/></text:span><text:span text:style-name="T4"/></text:p>
              </text:list-item>
              <text:list-item>
                <text:p text:style-name="P8"><text:span text:style-name="T4">G</text:span><text:span text:style-name="T4"><text:line-break/></text:span><text:span text:style-name="T4"/></text:p>
              </text:list-item>
              <text:list-item>
                <text:p text:style-name="P8"><text:span text:style-name="T4">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office:forms form:automatic-focus="false" form:apply-design-mode="false"/>
        <draw:frame presentation:style-name="pr3" draw:text-style-name="P7" draw:layer="layout" svg:width="25.199cm" svg:height="2.63cm" svg:x="1.401cm" svg:y="0.627cm" presentation:class="title" presentation:user-transformed="true">
          <draw:text-box>
            <text:p text:style-name="P6"><text:span text:style-name="T3">Sl</text:span><text:span text:style-name="T3">id</text:span><text:span text:style-name="T3">e </text:span><text:span text:style-name="T3">Ti</text:span><text:span text:style-name="T3">tl</text:span><text:span text:style-name="T3">e</text:span></text:p>
          </draw:text-box>
        </draw:frame>
        <draw:rect draw:style-name="gr3" draw:text-style-name="P11" draw:layer="layout" svg:width="9.987cm" svg:height="2.664cm" svg:x="3.968cm" svg:y="3.857cm">
          <text:p text:style-name="P10"><text:span text:style-name="T5">Information about stuff!</text:span></text:p>
        </draw:rect>
        <draw:rect draw:style-name="gr3" draw:text-style-name="P11" draw:layer="layout" svg:width="9.987cm" svg:height="2.664cm" svg:x="15.745cm" svg:y="9.243cm">
          <text:p text:style-name="P10"><text:span text:style-name="T5">Whee!</text:span></text:p>
        </draw:rect>
        <draw:frame draw:style-name="gr1" draw:text-style-name="P4" draw:layer="layout" svg:width="1.389cm" svg:height="0.569cm" svg:x="26.635cm" svg:y="15.168cm">
          <draw:text-box>
            <text:p text:style-name="P3"><text:span text:style-name="T2">(</text:span><text:span text:style-name="T2"><text:page-number>&lt;number&gt;</text:page-number></text:span><text:span text:style-name="T2">/</text:span><text:span text:style-name="T2"><text:page-count>3</text:page-count></text:span><text:span text:style-name="T2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maranth" svg:font-family="Amaranth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2" draw:display-name="Bitmap 2" xlink:href="Pictures/1000020100000500000002D0EF1641FCB1F72DB2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3-23T19:03:00.507125454</dc:date>
    <meta:editing-duration>P1DT6H31M5S</meta:editing-duration>
    <meta:editing-cycles>1005</meta:editing-cycles>
    <meta:generator>LibreOffice/5.1.4.2$Linux_X86_64 LibreOffice_project/10m0$Build-2</meta:generator>
    <meta:document-statistic meta:object-count="36"/>
  </office:meta>
</office:document-meta>
</file>